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11">
      <style:text-properties style:text-position=""/>
    </style:style>
    <style:style style:name="ce4" style:family="table-cell" style:parent-style-name="Default" style:data-style-name="N37"/>
    <style:style style:name="ce5" style:family="table-cell" style:parent-style-name="Default" style:data-style-name="N0"/>
    <style:style style:name="ce6" style:family="table-cell" style:parent-style-name="Default" style:data-style-name="N2"/>
    <style:style style:name="ce7" style:family="table-cell" style:parent-style-name="Default" style:data-style-name="N11"/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ooc:=SUM([.A1:.D1])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tes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style-name="ce1" office:value-type="date" office:date-value="1961-11-21">
            <text:p>21.11.61</text:p>
          </table:table-cell>
          <table:table-cell table:number-columns-repeated="6"/>
        </table:table-row>
        <table:table-row table:style-name="ro1">
          <table:table-cell office:value-type="string">
            <text:p>tat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hisisc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hisisd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hisisa1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einundvierzig</text:p>
          </table:table-cell>
          <table:table-cell office:value-type="string">
            <text:p>zweiundvierzig</text:p>
          </table:table-cell>
          <table:table-cell office:value-type="string">
            <text:p>dreiundvierzig</text:p>
          </table:table-cell>
          <table:table-cell office:value-type="string">
            <text:p>vierundvierzig</text:p>
          </table:table-cell>
          <table:table-cell office:value-type="string">
            <text:p>fuenfundvierzig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date" office:date-value="2007-05-31">
            <text:p>31.05.07</text:p>
          </table:table-cell>
          <table:table-cell office:value-type="string">
            <text:p>dies hier als Date-Objekt</text:p>
          </table:table-cell>
          <table:table-cell table:number-columns-repeated="5"/>
        </table:table-row>
      </table:table>
      <table:table table:name="Name of Sheet 2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 am sheet 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53" table:default-cell-style-name="Default"/>
        <table:table-row table:style-name="ro1">
          <table:table-cell office:value-type="string">
            <text:p>ganz weit rechts geht’s weiter</text:p>
          </table:table-cell>
          <table:table-cell table:number-columns-repeated="25"/>
          <table:table-cell office:value-type="string">
            <text:p>i am AA</text:p>
          </table:table-cell>
          <table:table-cell office:value-type="string">
            <text:p>i am AB</text:p>
          </table:table-cell>
          <table:table-cell table:number-columns-repeated="24"/>
          <table:table-cell office:value-type="string">
            <text:p>i am BA</text:p>
          </table:table-cell>
        </table:table-row>
      </table:table>
      <table:table table:name="Sheet4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4" office:value-type="date" office:date-value="2007-06-16" calcext:value-type="date">
            <text:p>16/06/07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office:value-type="float" office:value="1234" calcext:value-type="float">
            <text:p>1234</text:p>
          </table:table-cell>
          <table:table-cell table:style-name="ce6" office:value-type="float" office:value="1234" calcext:value-type="float">
            <text:p>1234.00</text:p>
          </table:table-cell>
          <table:table-cell office:value-type="float" office:value="1234.12" calcext:value-type="float">
            <text:p>1234.12</text:p>
          </table:table-cell>
          <table:table-cell table:number-columns-repeated="2"/>
        </table:table-row>
      </table:table>
      <table:table table:name="Sheet5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5" table:style-name="ce1" office:value-type="date" office:date-value="2007-11-21">
            <text:p>21.11.07</text:p>
          </table:table-cell>
        </table:table-row>
        <table:table-row table:style-name="ro1">
          <table:table-cell table:number-columns-repeated="5" office:value-type="float" office:value="42">
            <text:p>42</text:p>
          </table:table-cell>
        </table:table-row>
        <table:table-row table:style-name="ro1">
          <table:table-cell table:number-columns-repeated="5" office:value-type="string">
            <text:p>ABC</text:p>
          </table:table-cell>
        </table:table-row>
        <table:table-row table:style-name="ro1">
          <table:table-cell table:style-name="ce3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Nimbus Sans L" fo:language="de" fo:country="DE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00:59:46.550017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.0$Linux_X86_64 LibreOffice_project/1c673454d9cdfdb09bf06906abcb3a9422282b74</meta:generator>
    <meta:initial-creator>Thomas Preymesser</meta:initial-creator>
    <meta:creation-date>2007-05-25T10:26:36</meta:creation-date>
    <dc:date>2015-10-09T01:00:47.236600507</dc:date>
    <dc:language>de-DE</dc:language>
    <meta:editing-cycles>46</meta:editing-cycles>
    <meta:editing-duration>PT22H22M12S</meta:editing-duration>
    <meta:document-statistic meta:table-count="5" meta:cell-count="75" meta:object-count="0"/>
    <meta:user-defined meta:name="Info 1"/>
    <meta:user-defined meta:name="Info 2"/>
    <meta:user-defined meta:name="Info 3"/>
    <meta:user-defined meta:name="Info 4"/>
  </office:meta>
</office:document-meta>
</file>